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68b0" officeooo:paragraph-rsid="001a68b0"/>
    </style:style>
    <style:style style:name="P2" style:family="paragraph" style:parent-style-name="Text_20_body">
      <style:paragraph-properties fo:text-align="start" style:justify-single-word="false"/>
      <style:text-properties officeooo:paragraph-rsid="001a68b0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a68b0" officeooo:paragraph-rsid="001a68b0"/>
    </style:style>
    <style:style style:name="P4" style:family="paragraph" style:parent-style-name="Text_20_body">
      <style:text-properties style:text-underline-style="solid" style:text-underline-width="auto" style:text-underline-color="font-color" officeooo:rsid="001eed8b" officeooo:paragraph-rsid="001eed8b"/>
    </style:style>
    <style:style style:name="P5" style:family="paragraph" style:parent-style-name="Text_20_body">
      <style:paragraph-properties fo:text-align="start" style:justify-single-word="false"/>
      <style:text-properties officeooo:rsid="001b630e" officeooo:paragraph-rsid="001b630e"/>
    </style:style>
    <style:style style:name="P6" style:family="paragraph" style:parent-style-name="Text_20_body">
      <style:paragraph-properties fo:text-align="start" style:justify-single-word="false"/>
      <style:text-properties fo:font-style="normal" fo:font-weight="bold" officeooo:rsid="001a68b0" officeooo:paragraph-rsid="001a68b0" style:font-style-asian="normal" style:font-weight-asian="bold" style:font-style-complex="normal" style:font-weight-complex="bold"/>
    </style:style>
    <style:style style:name="P7" style:family="paragraph" style:parent-style-name="Heading_20_1">
      <style:paragraph-properties fo:text-align="center" style:justify-single-word="false"/>
      <style:text-properties officeooo:rsid="001a68b0" officeooo:paragraph-rsid="001a68b0"/>
    </style:style>
    <style:style style:name="P8" style:family="paragraph" style:parent-style-name="Text_20_body" style:list-style-name="L1">
      <style:paragraph-properties fo:text-align="start" style:justify-single-word="false"/>
      <style:text-properties fo:font-style="italic" fo:font-weight="bold" officeooo:rsid="001a68b0" officeooo:paragraph-rsid="001a68b0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a68b0" officeooo:paragraph-rsid="001a68b0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rsid="001a68b0" officeooo:paragraph-rsid="001a68b0"/>
    </style:style>
    <style:style style:name="P11" style:family="paragraph" style:parent-style-name="Text_20_body" style:list-style-name="L4">
      <style:paragraph-properties fo:text-align="start" style:justify-single-word="false"/>
      <style:text-properties officeooo:rsid="001a68b0" officeooo:paragraph-rsid="001a68b0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1d5850" officeooo:paragraph-rsid="001d5850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1b630e" officeooo:paragraph-rsid="001b630e"/>
    </style:style>
    <style:style style:name="P14" style:family="paragraph" style:parent-style-name="Text_20_body" style:list-style-name="L5">
      <style:paragraph-properties fo:text-align="start" style:justify-single-word="false"/>
      <style:text-properties officeooo:paragraph-rsid="001a68b0"/>
    </style:style>
    <style:style style:name="P15" style:family="paragraph" style:parent-style-name="Text_20_body" style:list-style-name="L5">
      <style:paragraph-properties fo:text-align="start" style:justify-single-word="false"/>
      <style:text-properties style:text-underline-style="none" officeooo:rsid="001fd1ca" officeooo:paragraph-rsid="001fd1ca"/>
    </style:style>
    <style:style style:name="T1" style:family="text">
      <style:text-properties officeooo:rsid="001a68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68b0"/>
    </style:style>
    <style:style style:name="T4" style:family="text">
      <style:text-properties style:text-underline-style="solid" style:text-underline-width="auto" style:text-underline-color="font-color" officeooo:rsid="001fd1c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d1c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b630e"/>
    </style:style>
    <style:style style:name="T10" style:family="text">
      <style:text-properties officeooo:rsid="001d5850"/>
    </style:style>
    <style:style style:name="T11" style:family="text">
      <style:text-properties officeooo:rsid="001e8a0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pots et boule disco</text:h>
      <text:p text:style-name="P2"/>
      <text:p text:style-name="Text_20_body"><text:span text:style-name="T2">Description</text:span><text:span text:style-name="T5"> </text:span>: Imiter le fonctionnement d’un spots de couleur et d’une boule disco s’allumant en fonction de la musique sur un écran.</text:p>
      <text:p text:style-name="P4">Durée<text:span text:style-name="T5"> : </text:span><text:span text:style-name="T6">Spot : 2h~ <text:s text:c="2"/>Disco : 3h ~</text:span></text:p>
      <text:p text:style-name="P1"><text:span text:style-name="T2">Objectifs</text:span> : </text:p>
      <text:list text:style-name="L1">
        <text:list-item>
          <text:p text:style-name="P8">Spot</text:p>
        </text:list-item>
      </text:list>
      <text:list text:style-name="L2">
        <text:list-item>
          <text:list>
            <text:list-item>
              <text:p text:style-name="P9">générer des carrés de couleurs en écrivant des lignes de texte dans un fichier en python </text:p>
            </text:list-item>
            <text:list-item>
              <text:p text:style-name="P9"><text:span text:style-name="T9">c</text:span>onvertir ensuite ces carrés de couleur au format .jpg à l’aide de logiciels comme IrfanView, GIMP ou PhotoFiltre</text:p>
            </text:list-item>
          </text:list>
        </text:list-item>
      </text:list>
      <text:list text:style-name="L3">
        <text:list-item>
          <text:list>
            <text:list-item>
              <text:p text:style-name="P10"><text:span text:style-name="T9">à</text:span> l’aide du module PIL, essayer d’afficher une image</text:p>
            </text:list-item>
            <text:list-item>
              <text:p text:style-name="P10"><text:span text:style-name="T9">e</text:span>nfin, à l’aide de la bibliothèque tkinter, afficher ces images successivement dans un intervalle de temps court de manière à créer un spot (astuce : démultiplier la liste contenant le chemin vers les images)</text:p>
            </text:list-item>
            <text:list-item>
              <text:p text:style-name="P12">OU : créer un gif avec un code PYTHON ! (mais obligation de produire un fichier et moins moins modulable pour l’intervalle de temps entre les images)</text:p>
            </text:list-item>
            <text:list-item>
              <text:p text:style-name="P10">BONUS : intervalle de temps entre les images aléatoire</text:p>
            </text:list-item>
            <text:list-item>
              <text:p text:style-name="P10">BONUS : Ne pas utiliser d’images et utiliser pygame pour afficher à l’infini des couleurs</text:p>
            </text:list-item>
          </text:list>
        </text:list-item>
      </text:list>
      <text:p text:style-name="P1"/>
      <text:p text:style-name="P6"><text:s text:c="6"/>2. Boule Disco</text:p>
      <text:list text:style-name="L4">
        <text:list-item>
          <text:list>
            <text:list-item>
              <text:p text:style-name="P11">installer les modules python suivants : pyaudio, numpy, scipy, matplotlib.pyplot, pygame</text:p>
            </text:list-item>
            <text:list-item>
              <text:p text:style-name="P13"><text:span text:style-name="T10">u</text:span>tiliser pyaudio pour ouvrir un flux audio à partir du microphone</text:p>
            </text:list-item>
            <text:list-item>
              <text:p text:style-name="P13">mettre en place la boucle de pygame qui actualisera l’acquisition des données et l’affichage en n’oubliant pas de traiter la sortie de la boucle</text:p>
            </text:list-item>
          </text:list>
        </text:list-item>
      </text:list>
      <text:p text:style-name="P5"><text:tab/><text:span text:style-name="T8">Analyse du son</text:span></text:p>
      <text:list text:continue-numbering="true" text:style-name="L4">
        <text:list-item>
          <text:list>
            <text:list-item>
              <text:p text:style-name="P13">utiliser numpy pour convertir les données audio en un tableau de nombres</text:p>
            </text:list-item>
            <text:list-item>
              <text:p text:style-name="P13"><text:soft-page-break/>appliquer une transformée de Fourier rapide (FFT) pour obtenir le spectre de fréquence</text:p>
            </text:list-item>
            <text:list-item>
              <text:p text:style-name="P13">identifier la fréquence dominante et l'intensité maximale dans le spectre</text:p>
            </text:list-item>
          </text:list>
        </text:list-item>
      </text:list>
      <text:p text:style-name="P5"><text:tab/><text:span text:style-name="T8">Affichage graphique</text:span></text:p>
      <text:list text:continue-numbering="true" text:style-name="L4">
        <text:list-item>
          <text:list>
            <text:list-item>
              <text:p text:style-name="P13">utiliser pygame pour créer une fenêtre graphique (ex: 800x800)</text:p>
            </text:list-item>
            <text:list-item>
              <text:p text:style-name="P13">déterminer la couleur et la taille du cercle (par exemple) en fonction de la fréquence et de l’intensité du son</text:p>
            </text:list-item>
          </text:list>
        </text:list-item>
      </text:list>
      <text:p text:style-name="P1"><text:span text:style-name="T7"/></text:p>
      <text:p text:style-name="P1"><text:span text:style-name="T7"/></text:p>
      <text:p text:style-name="P3"><text:span text:style-name="T10">Aides</text:span> :</text:p>
      <text:list text:style-name="L5">
        <text:list-item>
          <text:p text:style-name="P15">cours et TD sur les fichiers</text:p>
        </text:list-item>
        <text:list-item>
          <text:p text:style-name="P14"><text:a xlink:type="simple" xlink:href="http://revue.sesamath.net/spip.php?article1494" text:style-name="Internet_20_link" text:visited-style-name="Visited_20_Internet_20_Link"><text:span text:style-name="T3">http://revue.sesamath.net/spip.php?article1494</text:span></text:a></text:p>
        </text:list-item>
        <text:list-item>
          <text:p text:style-name="P14"><text:a xlink:type="simple" xlink:href="https://www.carnets.info/formation/debuter_pil/" text:style-name="Internet_20_link" text:visited-style-name="Visited_20_Internet_20_Link"><text:span text:style-name="T1">https://www.carnets.info/formation/debuter_pil/</text:span></text:a></text:p>
        </text:list-item>
        <text:list-item>
          <text:p text:style-name="P14"><text:a xlink:type="simple" xlink:href="https://www.developpez.net/forums/d1396658/autres-langages/python/contribuez/entendre-flux-microphone/" text:style-name="Internet_20_link" text:visited-style-name="Visited_20_Internet_20_Link"><text:span text:style-name="T10">https://www.developpez.net/forums/d1396658/autres-langages/python/contribuez/entendre-flux-microphone/</text:span></text:a></text:p>
        </text:list-item>
        <text:list-item>
          <text:p text:style-name="P14"><text:a xlink:type="simple" xlink:href="https://youtu.be/8J8wWxbAdFg?si=miWkcc_xqW-N4ixg&amp;t=260" text:style-name="Internet_20_link" text:visited-style-name="Visited_20_Internet_20_Link"><text:span text:style-name="T10">https://youtu.be/8J8wWxbAdFg?si=miWkcc_xqW-N4ixg&amp;t=260</text:span></text:a></text:p>
        </text:list-item>
        <text:list-item>
          <text:p text:style-name="P14"><text:a xlink:type="simple" xlink:href="https://numpy.org/doc/stable/reference/generated/numpy.frombuffer.html" text:style-name="Internet_20_link" text:visited-style-name="Visited_20_Internet_20_Link"><text:span text:style-name="T10">https://numpy.org/doc/stable/reference/generated/numpy.frombuffer.html</text:span></text:a></text:p>
          <text:p text:style-name="P14"># Analyser les données audio</text:p>
          <text:p text:style-name="P14"># Transformation de Fourier rapide</text:p>
          <text:p text:style-name="P14"><text:s/>fft_data = np.abs(scipy.fftpack.fft(audio_data))[:CHUNK//2]</text:p>
          <text:p text:style-name="P14"><text:s/>freq = np.fft.fftfreq(len(audio_data), 1.0/RATE)[:CHUNK//2]</text:p>
        </text:list-item>
        <text:list-item>
          <text:p text:style-name="P14"><text:a xlink:type="simple" xlink:href="https://www.pygame.org/docs/ref/draw.html" text:style-name="Internet_20_link" text:visited-style-name="Visited_20_Internet_20_Link"><text:span text:style-name="T10">https://www.pygame.org/docs/ref/draw.html</text:span></text:a></text:p>
        </text:list-item>
        <text:list-item>
          <text:p text:style-name="P14"><text:a xlink:type="simple" xlink:href="https://www.geeksforgeeks.org/" text:style-name="Internet_20_link" text:visited-style-name="Visited_20_Internet_20_Link"><text:span text:style-name="T11">https://www.geeksforgeeks.org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3:29:14.032000000</meta:creation-date>
    <meta:editing-duration>P0D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36" meta:word-count="344" meta:character-count="2347" meta:non-whitespace-character-count="2053"/>
  </office:meta>
</office:document-meta>
</file>